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f0288" style:font-name-asian="Helvetica-Bold" style:font-size-asian="15pt" style:font-weight-asian="bold" style:font-name-complex="Helvetica-Bold" style:font-size-complex="15pt" style:font-weight-complex="bold"/>
    </style:style>
    <style:style style:name="P30" style:family="paragraph" style:parent-style-name="Table_20_Contents">
      <style:text-properties officeooo:rsid="00075c54" officeooo:paragraph-rsid="00075c54"/>
    </style:style>
    <style:style style:name="P31" style:family="paragraph" style:parent-style-name="Table_20_Contents">
      <style:text-properties fo:font-weight="bold" officeooo:rsid="000f67fd" officeooo:paragraph-rsid="000c2baf" style:font-weight-asian="bold" style:font-weight-complex="bold"/>
    </style:style>
    <style:style style:name="P32" style:family="paragraph" style:parent-style-name="Table_20_Contents" style:list-style-name="L1">
      <style:text-properties fo:font-weight="bold" officeooo:rsid="0007f73d" officeooo:paragraph-rsid="0007f73d" style:font-weight-asian="bold" style:font-weight-complex="bold"/>
    </style:style>
    <style:style style:name="P33" style:family="paragraph" style:parent-style-name="Table_20_Contents">
      <style:text-properties officeooo:rsid="0007f73d" officeooo:paragraph-rsid="0007f73d"/>
    </style:style>
    <style:style style:name="P34" style:family="paragraph" style:parent-style-name="Standard">
      <style:text-properties officeooo:paragraph-rsid="0007f73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07f73d"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a1735" style:font-name-asian="Helvetica-Bold" style:font-weight-asian="bold" style:font-name-complex="Helvetica-Bold" style:font-weight-complex="bold"/>
    </style:style>
    <style:style style:name="T12" style:family="text">
      <style:text-properties style:use-window-font-color="true" fo:font-weight="bold" officeooo:rsid="003f0288" style:font-name-asian="Helvetica-Bold" style:font-weight-asian="bold" style:font-name-complex="Helvetica-Bold"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9ccc2"/>
    </style:style>
    <style:style style:name="T23" style:family="text">
      <style:text-properties fo:font-weight="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2">Technical Note</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30">Initial version submitted for public comment</text:p>
          </table:table-cell>
        </table:table-row>
        <table:table-row>
          <table:table-cell table:style-name="Table2.A2" office:value-type="string">
            <text:p text:style-name="P34"><text:span text:style-name="Page_20_Number"><text:span text:style-name="T4">Feb 6, 2016</text:span></text:span></text:p>
          </table:table-cell>
          <table:table-cell table:style-name="Table2.A2" office:value-type="string">
            <text:p text:style-name="P31"><text:span text:style-name="Page_20_Number"><text:span text:style-name="T5">Feb 20, 2016</text:span></text:span></text:p>
          </table:table-cell>
          <table:table-cell table:style-name="Table2.C2" office:value-type="string">
            <text:p text:style-name="P33">Minor grammatical corrections and readability improvements as well as the following specific changes:</text:p>
            <text:list xml:id="list96486924279706701" text:style-name="L1">
              <text:list-item>
                <text:p text:style-name="P32">4.3 Datagram Rejected</text:p>
              </text:list-item>
              <text:list-item>
                <text:p text:style-name="P32">4.3.1 Error Codes</text:p>
              </text:list-item>
              <text:list-item>
                <text:p text:style-name="P32">6.1 Normal Transmission</text:p>
              </text:list-item>
              <text:list-item>
                <text:p text:style-name="P32">6.2 Rejected Transmission</text:p>
              </text:list-item>
              <text:list-item>
                <text:p text:style-name="P32">7.1 CAN Message Formats</text:p>
              </text:list-item>
              <text:list-item>
                <text:p text:style-name="P32">7.2 CAN States</text:p>
              </text:list-item>
              <text:list-item>
                <text:p text:style-name="P32">7.3.1 Normal Transmission</text:p>
              </text:list-item>
              <text:list-item>
                <text:p text:style-name="P32">7.3.2 Rejected Transmission</text:p>
              </text:list-item>
            </text:list>
          </table:table-cell>
        </table:table-row>
        <table:table-row>
          <table:table-cell table:style-name="Table2.A2" office:value-type="string">
            <text:p text:style-name="P15"><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6">®</text:span><text:span text:style-name="T27"> symbol</text:span></text:p>
            <text:p text:style-name="P18">Changed “Layout Command Control” to have the <text:span text:style-name="T19">TM</text:span> symbol</text:p>
            <text:p text:style-name="P19">Added <text:span text:style-name="T25">the </text:span>NMRA Legal Disclaimer <text:span text:style-name="T25">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f0288"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0288"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Datagram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3</text:span><text:span text:style-name="MT10">.</text:span><text:span text:style-name="MT11">2</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7M50S</meta:editing-duration>
    <meta:generator>LibreOffice/5.2.3.3$MacOSX_X86_64 LibreOffice_project/d54a8868f08a7b39642414cf2c8ef2f228f780cf</meta:generator>
    <dc:date>2021-04-26T12:27:41.354165801</dc:date>
    <meta:printed-by>Bob Jacobsen</meta:printed-by>
    <meta:print-date>2010-09-15T08:46:04</meta:print-date>
    <meta:document-statistic meta:table-count="2" meta:image-count="1" meta:object-count="0" meta:page-count="2" meta:paragraph-count="50" meta:word-count="1235" meta:character-count="8302" meta:non-whitespace-character-count="7099"/>
  </office:meta>
</office:document-meta>
</file>